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9d15" officeooo:paragraph-rsid="00009d15"/>
    </style:style>
    <style:style style:name="P2" style:family="paragraph" style:parent-style-name="Standard">
      <style:paragraph-properties fo:text-align="justify" style:justify-single-word="false"/>
      <style:text-properties officeooo:rsid="00009d15" officeooo:paragraph-rsid="00009d15"/>
    </style:style>
    <style:style style:name="P3" style:family="paragraph" style:parent-style-name="Standard">
      <style:paragraph-properties fo:text-align="justify" style:justify-single-word="false"/>
      <style:text-properties officeooo:rsid="0000f4fe" officeooo:paragraph-rsid="0000f4fe"/>
    </style:style>
    <style:style style:name="P4" style:family="paragraph" style:parent-style-name="Standard">
      <style:paragraph-properties fo:text-align="justify" style:justify-single-word="false"/>
      <style:text-properties fo:font-weight="bold" officeooo:rsid="00009d15" officeooo:paragraph-rsid="00009d15" style:font-weight-asian="bold" style:font-weight-complex="bold"/>
    </style:style>
    <style:style style:name="P5" style:family="paragraph" style:parent-style-name="Standard">
      <style:paragraph-properties fo:text-align="justify" style:justify-single-word="false"/>
      <style:text-properties fo:font-size="15pt" fo:font-weight="bold" officeooo:rsid="00009d15" officeooo:paragraph-rsid="00009d15" style:font-size-asian="15pt" style:font-weight-asian="bold" style:font-size-complex="15pt" style:font-weight-complex="bold"/>
    </style:style>
    <style:style style:name="P6" style:family="paragraph" style:parent-style-name="Standard">
      <style:paragraph-properties fo:text-align="justify" style:justify-single-word="false"/>
      <style:text-properties fo:font-size="15pt" fo:font-weight="bold" officeooo:rsid="0005484c" officeooo:paragraph-rsid="0005484c" style:font-size-asian="15pt" style:font-weight-asian="bold" style:font-size-complex="15pt" style:font-weight-complex="bold"/>
    </style:style>
    <style:style style:name="P7" style:family="paragraph" style:parent-style-name="Standard">
      <style:paragraph-properties fo:text-align="justify" style:justify-single-word="false"/>
      <style:text-properties officeooo:rsid="000291ea" officeooo:paragraph-rsid="000291ea"/>
    </style:style>
    <style:style style:name="P8"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5484c" officeooo:paragraph-rsid="0005484c"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style="italic" style:text-underline-style="solid" style:text-underline-width="auto" style:text-underline-color="font-color" fo:font-weight="normal" officeooo:rsid="0005484c" officeooo:paragraph-rsid="0005484c"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justify" style:justify-single-word="false"/>
      <style:text-properties fo:font-size="12pt" fo:font-style="italic" style:text-underline-style="none" fo:font-weight="normal" officeooo:rsid="0006ef0a" officeooo:paragraph-rsid="0006ef0a"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justify" style:justify-single-word="false"/>
      <style:text-properties fo:font-size="12pt" fo:font-style="italic" style:text-underline-style="none" fo:font-weight="normal" officeooo:rsid="0011f3cf" officeooo:paragraph-rsid="0011f3cf"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justify" style:justify-single-word="false"/>
      <style:text-properties fo:font-size="12pt" fo:font-style="normal" style:text-underline-style="none" fo:font-weight="normal" officeooo:rsid="0005484c" officeooo:paragraph-rsid="0005484c"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fo:font-size="12pt" fo:font-style="normal" style:text-underline-style="none" fo:font-weight="normal" officeooo:rsid="0005648c" officeooo:paragraph-rsid="0005648c"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fo:font-size="12pt" fo:font-style="normal" style:text-underline-style="none" fo:font-weight="normal" officeooo:rsid="0006295e" officeooo:paragraph-rsid="0006295e"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fo:font-size="12pt" fo:font-style="normal" style:text-underline-style="none" fo:font-weight="normal" officeooo:rsid="0006295e" officeooo:paragraph-rsid="0006340b"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fo:font-size="12pt" fo:font-style="normal" style:text-underline-style="none" fo:font-weight="normal" officeooo:rsid="0006340b" officeooo:paragraph-rsid="0006340b"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fo:font-size="12pt" fo:font-style="normal" style:text-underline-style="none" fo:font-weight="normal" officeooo:rsid="0006ef0a" officeooo:paragraph-rsid="0006ef0a"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fo:font-size="12pt" fo:font-style="normal" style:text-underline-style="none" fo:font-weight="normal" officeooo:rsid="0011f3cf" officeooo:paragraph-rsid="0011f3cf"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officeooo:paragraph-rsid="0006340b"/>
    </style:style>
    <style:style style:name="P20" style:family="paragraph" style:parent-style-name="Standard">
      <style:paragraph-properties fo:text-align="center" style:justify-single-word="false"/>
      <style:text-properties fo:font-size="26pt" fo:font-weight="bold" officeooo:rsid="00009d15" officeooo:paragraph-rsid="00009d15" style:font-size-asian="26pt" style:font-weight-asian="bold" style:font-size-complex="26pt" style:font-weight-complex="bold"/>
    </style:style>
    <style:style style:name="P21" style:family="paragraph" style:parent-style-name="Preformatted_20_Text">
      <style:paragraph-properties fo:text-align="justify" style:justify-single-word="false"/>
      <style:text-properties fo:font-size="12pt" fo:font-style="normal" style:text-underline-style="none" fo:font-weight="normal" officeooo:rsid="0006ef0a" officeooo:paragraph-rsid="0006ef0a" style:font-size-asian="12pt" style:font-style-asian="normal" style:font-weight-asian="normal" style:font-size-complex="12pt" style:font-style-complex="normal" style:font-weight-complex="normal"/>
    </style:style>
    <style:style style:name="P22" style:family="paragraph" style:parent-style-name="Preformatted_20_Text">
      <style:paragraph-properties fo:margin-top="0cm" fo:margin-bottom="0.499cm" loext:contextual-spacing="false"/>
      <style:text-properties officeooo:paragraph-rsid="00090443"/>
    </style:style>
    <style:style style:name="P23" style:family="paragraph" style:parent-style-name="Preformatted_20_Text">
      <style:paragraph-properties fo:margin-top="0cm" fo:margin-bottom="0.499cm" loext:contextual-spacing="false"/>
      <style:text-properties officeooo:paragraph-rsid="000ea73f"/>
    </style:style>
    <style:style style:name="P24" style:family="paragraph" style:parent-style-name="Preformatted_20_Text">
      <style:paragraph-properties fo:margin-top="0cm" fo:margin-bottom="0.499cm" loext:contextual-spacing="false" fo:text-align="justify" style:justify-single-word="false"/>
      <style:text-properties officeooo:paragraph-rsid="000a687c"/>
    </style:style>
    <style:style style:name="P25" style:family="paragraph" style:parent-style-name="Preformatted_20_Text">
      <style:paragraph-properties fo:margin-top="0cm" fo:margin-bottom="0.499cm" loext:contextual-spacing="false" fo:text-align="justify" style:justify-single-word="false"/>
      <style:text-properties officeooo:paragraph-rsid="0015b703"/>
    </style:style>
    <style:style style:name="P26" style:family="paragraph" style:parent-style-name="Preformatted_20_Text">
      <style:paragraph-properties fo:margin-top="0cm" fo:margin-bottom="0.499cm" loext:contextual-spacing="false" fo:text-align="justify" style:justify-single-word="false"/>
      <style:text-properties officeooo:paragraph-rsid="0016933d"/>
    </style:style>
    <style:style style:name="P27" style:family="paragraph" style:parent-style-name="Preformatted_20_Text">
      <style:paragraph-properties fo:margin-top="0cm" fo:margin-bottom="0.499cm" loext:contextual-spacing="false" fo:text-align="justify" style:justify-single-word="false"/>
      <style:text-properties officeooo:paragraph-rsid="00090443"/>
    </style:style>
    <style:style style:name="P28" style:family="paragraph" style:parent-style-name="Preformatted_20_Text">
      <style:paragraph-properties fo:margin-top="0cm" fo:margin-bottom="0.499cm" loext:contextual-spacing="false" fo:text-align="justify" style:justify-single-word="false"/>
      <style:text-properties officeooo:paragraph-rsid="000ea73f"/>
    </style:style>
    <style:style style:name="T1" style:family="text">
      <style:text-properties officeooo:rsid="00040025"/>
    </style:style>
    <style:style style:name="T2" style:family="text">
      <style:text-properties officeooo:rsid="0005484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ize="12pt" fo:font-style="italic" style:text-underline-style="none" fo:font-weight="normal" officeooo:rsid="0006340b" style:font-size-asian="12pt" style:font-style-asian="italic" style:font-weight-asian="normal" style:font-size-complex="12pt" style:font-style-complex="italic" style:font-weight-complex="normal"/>
    </style:style>
    <style:style style:name="T5" style:family="text">
      <style:text-properties style:font-name="Liberation Serif" fo:font-size="12pt" fo:font-style="normal" officeooo:rsid="00090443" style:font-size-asian="12pt" style:font-style-asian="normal" style:font-size-complex="12pt" style:font-style-complex="normal"/>
    </style:style>
    <style:style style:name="T6" style:family="text">
      <style:text-properties style:font-name="Liberation Serif" fo:font-size="12pt" fo:font-style="normal" officeooo:rsid="000a687c" style:font-size-asian="12pt" style:font-style-asian="normal" style:font-size-complex="12pt" style:font-style-complex="normal"/>
    </style:style>
    <style:style style:name="T7" style:family="text">
      <style:text-properties style:font-name="Liberation Serif" fo:font-size="12pt" fo:font-style="normal" officeooo:rsid="000ea73f" style:font-size-asian="12pt" style:font-style-asian="normal" style:font-size-complex="12pt" style:font-style-complex="normal"/>
    </style:style>
    <style:style style:name="T8" style:family="text">
      <style:text-properties style:font-name="Liberation Serif" fo:font-size="12pt" fo:font-style="normal" officeooo:rsid="001059d1" style:font-size-asian="12pt" style:font-style-asian="normal" style:font-size-complex="12pt" style:font-style-complex="normal"/>
    </style:style>
    <style:style style:name="T9" style:family="text">
      <style:text-properties style:font-name="Liberation Serif" fo:font-size="12pt" fo:font-style="normal" officeooo:rsid="00145567" style:font-size-asian="12pt" style:font-style-asian="normal" style:font-size-complex="12pt" style:font-style-complex="normal"/>
    </style:style>
    <style:style style:name="T10" style:family="text">
      <style:text-properties style:font-name="Liberation Serif" fo:font-size="12pt" fo:font-style="normal" officeooo:rsid="0015b703" style:font-size-asian="12pt" style:font-style-asian="normal" style:font-size-complex="12pt" style:font-style-complex="normal"/>
    </style:style>
    <style:style style:name="T11" style:family="text">
      <style:text-properties style:font-name="Liberation Serif" fo:font-size="12pt" fo:font-style="normal" officeooo:rsid="0016933d" style:font-size-asian="12pt" style:font-style-asian="normal" style:font-size-complex="12pt" style:font-style-complex="normal"/>
    </style:style>
    <style:style style:name="T12" style:family="text">
      <style:text-properties style:font-name="Liberation Serif" fo:font-size="12pt" fo:font-style="italic" style:text-underline-style="none" fo:font-weight="normal" officeooo:rsid="0006340b" style:font-size-asian="12pt" style:font-style-asian="italic" style:font-weight-asian="normal" style:font-size-complex="12pt" style:font-style-complex="italic" style:font-weight-complex="normal"/>
    </style:style>
    <style:style style:name="T13" style:family="text">
      <style:text-properties style:font-name="Liberation Serif" fo:font-size="12pt" fo:font-style="italic" style:font-size-asian="12pt" style:font-style-asian="italic" style:font-size-complex="12pt" style:font-style-complex="italic"/>
    </style:style>
    <style:style style:name="T14" style:family="text">
      <style:text-properties style:font-name="Liberation Serif" fo:font-size="12pt" fo:font-style="italic" officeooo:rsid="00090443" style:font-size-asian="12pt" style:font-style-asian="italic" style:font-size-complex="12pt" style:font-style-complex="italic"/>
    </style:style>
    <style:style style:name="T15" style:family="text">
      <style:text-properties style:font-name="Liberation Serif" fo:font-size="12pt" fo:font-style="italic" officeooo:rsid="000a687c" style:font-size-asian="12pt" style:font-style-asian="italic" style:font-size-complex="12pt" style:font-style-complex="italic"/>
    </style:style>
    <style:style style:name="T16" style:family="text">
      <style:text-properties style:font-name="Liberation Serif" fo:font-size="12pt" fo:font-style="italic" officeooo:rsid="00145567" style:font-size-asian="12pt" style:font-style-asian="italic" style:font-size-complex="12pt" style:font-style-complex="italic"/>
    </style:style>
    <style:style style:name="T17" style:family="text">
      <style:text-properties style:font-name="Liberation Serif" fo:font-size="12pt" fo:font-style="italic" officeooo:rsid="0016933d" style:font-size-asian="12pt" style:font-style-asian="italic" style:font-size-complex="12pt" style:font-style-complex="italic"/>
    </style:style>
    <style:style style:name="T18" style:family="text">
      <style:text-properties style:font-name="Liberation Serif" fo:font-style="italic" style:font-style-asian="italic" style:font-style-complex="italic"/>
    </style:style>
    <style:style style:name="T19" style:family="text">
      <style:text-properties officeooo:rsid="000869d0"/>
    </style:style>
    <style:style style:name="T20" style:family="text">
      <style:text-properties officeooo:rsid="0011f3cf"/>
    </style:style>
    <style:style style:name="T21" style:family="text">
      <style:text-properties officeooo:rsid="00142878"/>
    </style:style>
    <style:style style:name="T22" style:family="text">
      <style:text-properties officeooo:rsid="001a309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Fail2Ban</text:p>
      <text:p text:style-name="P1"/>
      <text:p text:style-name="P5">Descripción</text:p>
      <text:p text:style-name="P4"/>
      <text:p text:style-name="P2">Fail2Ban es un programa de prevención de ataques que protege los sercicios de un ordenador contra ataques de fuerza bruta. Es un programa escrito en Python el cual se ejecuta en sistemas POSIX que tengan interfaz con un sistema de interfaz de paquetes o un firewall local como puede ser ‘iptables’.</text:p>
      <text:p text:style-name="P2"/>
      <text:p text:style-name="P2">Fail2Ban funciona monitorizando los registros de log. Mediante reglas definidas por el usuario busca patrones los cuales penalizar. En la mayoría de los casos se utiliza para bloquear las IP que es probable que estén realizando un ataque por fuerza bruta.</text:p>
      <text:p text:style-name="P2"/>
      <text:p text:style-name="P3">Estos baneos por defecto duran 600 segundos (10 minutos), pero se puede configurar su duración llegando incluso a ser baneos por tiempo ilimitado. El tiempo por defecto es suficiente para <text:span text:style-name="T19">detener</text:span> los ataques estilo DdoS o ataques por fuerza bruta utilizando diccionarios de contraseñas.</text:p>
      <text:p text:style-name="P3"/>
      <text:p text:style-name="P7">Esta aplicación puede realizar diferentes acciones cuando <text:span text:style-name="T2">detecta</text:span> una IP atacante: actualizar iptables o el <text:span text:style-name="T1">firewall</text:span> correspondiente, enviar una notificación por correo o ejecutar cualquier script de Python realizado por el usuario.</text:p>
      <text:p text:style-name="P7"/>
      <text:p text:style-name="P6">Utilización de fail2ban en Ubuntu <text:span text:style-name="T22">18.04</text:span></text:p>
      <text:p text:style-name="P6"/>
      <text:p text:style-name="P9">Instalación:</text:p>
      <text:p text:style-name="P12">Para instalarlo simplemente hay que instalarse el programa con:</text:p>
      <text:p text:style-name="P12">$ sudo apt-get install fail2ban</text:p>
      <text:p text:style-name="P12"/>
      <text:p text:style-name="P12"><text:span text:style-name="T3">Configuración</text:span>:</text:p>
      <text:p text:style-name="P13">El archivo de configuaración se ubica en etc/fail2ban/jail.config aunque según la documentación este archivo no hay que modificarlo ya que se puede sobreescribir el las actualizaciones. Para poder modificar las configuraciones hay que crear un archivo llamado jail.local en el que se incluirán unicamente las modificaciones pertinentes. <text:span text:style-name="T20">Por defecto es recomendable que contenga toda la información de jail.config pero comentada y para eso hay que ejecutar el siguiente comando:</text:span></text:p>
      <text:p text:style-name="P13"/>
      <text:p text:style-name="P11">$ awk '{ printf "# "; print; }' /etc/fail2ban/jail.conf | sudo tee /etc/fail2ban/jail.local</text:p>
      <text:p text:style-name="P18"/>
      <text:p text:style-name="P15">El archivo de configuración esta dividido en secciones.La configuración descrita en [DEFAULT] se aplica a todos los servicios que no sobreesciben sus campos en su correspondiente sección.</text:p>
      <text:p text:style-name="P15"><text:span text:style-name="T21">Estos son los campos mas relevantes de la configuración en la sección [DEFAULT]:</text:span></text:p>
      <text:p text:style-name="P15"/>
      <text:p text:style-name="P19"><text:span text:style-name="T4">ignoreip = </text:span><text:span text:style-name="Source_20_Text"><text:span text:style-name="T12">127.0.0.1/8</text:span></text:span></text:p>
      <text:p text:style-name="P16">Una lista separada por espacios de las IP que no realiza seguimiento. Por defecto esta configurada para no banear ninguna comunicación que venga de el propio host.</text:p>
      <text:p text:style-name="P16"/>
      <text:p text:style-name="P10">bantime = 10m</text:p>
      <text:p text:style-name="P17">Tiempo que las IP son baneadas cuando son clasificadas como posibles atacantes. </text:p>
      <text:p text:style-name="P17"/>
      <text:p text:style-name="P21"><text:span text:style-name="Source_20_Text"><text:span text:style-name="T18">findtime = 600</text:span></text:span></text:p>
      <text:p text:style-name="P24"><text:span text:style-name="Source_20_Text"><text:span text:style-name="T13">maxretry = 3</text:span></text:span></text:p>
      <text:p text:style-name="P24"><text:soft-page-break/><text:span text:style-name="Source_20_Text"><text:span text:style-name="T5">El campo maxretry indica el numero de intentos de identificaciones que un cliente puede realizar en un periodo de tiempo (findtime) <text:s/>antes de ser baneado.</text:span></text:span></text:p>
      <text:p text:style-name="P25"><text:span text:style-name="Source_20_Text"><text:span text:style-name="T10">filter = %(__name__)s[mode=%(mode)s]</text:span></text:span></text:p>
      <text:p text:style-name="P25"><text:span text:style-name="Source_20_Text"><text:span text:style-name="T10">filter define el filtro utilizado por fail2ban para clasificar si los logs corresponden a posibles de ataque o no. Estos filtros son archivos con expresiones regulares las cuales se aplican a los logs para determinar <text:s/>que lineas de log son intentos de acceso fallidos.</text:span></text:span><text:span text:style-name="Source_20_Text"><text:span text:style-name="T11"> </text:span></text:span></text:p>
      <text:p text:style-name="P26"><text:span text:style-name="Source_20_Text"><text:span text:style-name="T11">La especificación de estos filtros por defecto se encuentran en el directorio </text:span></text:span><text:span text:style-name="Source_20_Text"><text:span text:style-name="T17">etc/fai2ban/filter.d</text:span></text:span><text:span text:style-name="Source_20_Text"><text:span text:style-name="T11"> en un archivo llamado como la aplicación que recive el log con la extensión .</text:span></text:span><text:span text:style-name="Source_20_Text"><text:span text:style-name="T17">d</text:span></text:span><text:span text:style-name="Source_20_Text"><text:span text:style-name="T11">, es decir, cuando sshd realiza un log el archivo de filtrado utilizado por defecto es </text:span></text:span><text:span text:style-name="Source_20_Text"><text:span text:style-name="T17">etc/fail2ban/filter.d/sshd.d</text:span></text:span><text:span text:style-name="Source_20_Text"><text:span text:style-name="T11"> . </text:span></text:span></text:p>
      <text:p text:style-name="P27"><text:span text:style-name="Source_20_Text"><text:span text:style-name="T14">action = $(action_)s</text:span></text:span></text:p>
      <text:p text:style-name="P24"><text:span text:style-name="Source_20_Text"><text:span text:style-name="T6">Action es la acción que se realiza cuando se detecta un posible atacante. La variable </text:span></text:span><text:span text:style-name="Source_20_Text"><text:span text:style-name="T15">action_ </text:span></text:span><text:span text:style-name="Source_20_Text"><text:span text:style-name="T6"><text:s/>(y otras tantas) se define en el justo encima de este parametro y por defecto configura el firewall para ignorar el trafico de el posible atacante por un lapso de tiempo.</text:span></text:span></text:p>
      <text:p text:style-name="P24"><text:span text:style-name="Source_20_Text"><text:span text:style-name="T6">En caso de querer añadir la funcionalidad de enviar un email notificando de un posible ataque hay que modificar </text:span></text:span><text:span text:style-name="Source_20_Text"><text:span text:style-name="T15">action_</text:span></text:span><text:span text:style-name="Source_20_Text"><text:span text:style-name="T6"> por </text:span></text:span><text:span text:style-name="Source_20_Text"><text:span text:style-name="T15">action_mw</text:span></text:span><text:span text:style-name="Source_20_Text"><text:span text:style-name="T6"> y para que ese email incluya las lineas de log interesante hay que cambiarlo por </text:span></text:span><text:span text:style-name="Source_20_Text"><text:span text:style-name="T15">action_mwl.</text:span></text:span></text:p>
      <text:p text:style-name="P24"><text:span text:style-name="Source_20_Text"><text:span text:style-name="T15"/></text:span></text:p>
      <text:p text:style-name="P28"><text:span text:style-name="Source_20_Text"><text:span text:style-name="T7">Por otra parte se pueden configurar los servicios individualmente </text:span></text:span><text:span text:style-name="Source_20_Text"><text:span text:style-name="T8">en las secciones con su nombe (ejemplo: [ssh]). Por defecto solo esta activado el servicio ssh. Para activar los servicios deseados hay que </text:span></text:span><text:span text:style-name="Source_20_Text"><text:span text:style-name="T9">descomentar y modificar el valor de </text:span></text:span><text:span text:style-name="Source_20_Text"><text:span text:style-name="T16">enabled</text:span></text:span><text:span text:style-name="Source_20_Text"><text:span text:style-name="T9"> a </text:span></text:span><text:span text:style-name="Source_20_Text"><text:span text:style-name="T16">true</text:span></text:span><text:span text:style-name="Source_20_Text"><text:span text:style-name="T8"> en su correspondiente sección.</text:span></text:span></text:p>
      <text:p text:style-name="P23"><text:span text:style-name="Source_20_Text"><text:span text:style-name="T8"/></text:span></text:p>
      <text:p text:style-name="P22"><text:span text:style-name="Source_20_Text"><text:span text:style-name="T5"/></text:span></text:p>
      <text:p text:style-name="P17"/>
      <text:p text:style-name="P17"/>
      <text:p text:style-name="P14"><text:s/></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9T21:58:42.268513213</meta:creation-date>
    <dc:date>2019-11-19T23:24:58.792168979</dc:date>
    <meta:editing-duration>PT1H5M46S</meta:editing-duration>
    <meta:editing-cycles>25</meta:editing-cycles>
    <meta:generator>LibreOffice/6.0.7.3$Linux_X86_64 LibreOffice_project/00m0$Build-3</meta:generator>
    <meta:document-statistic meta:table-count="0" meta:image-count="0" meta:object-count="0" meta:page-count="2" meta:paragraph-count="30" meta:word-count="615" meta:character-count="3941" meta:non-whitespace-character-count="3348"/>
  </office:meta>
</office:document-meta>
</file>